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5.841cm"/>
    </style:style>
    <style:style style:name="co5" style:family="table-column">
      <style:table-column-properties fo:break-before="auto" style:column-width="18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rabajado</text:p>
          </table:table-cell>
          <table:table-cell table:style-name="Default" office:value-type="string" calcext:value-type="string">
            <text:p>Horas Trabajadas</text:p>
          </table:table-cell>
          <table:table-cell office:value-type="string" calcext:value-type="string">
            <text:p><text:s/>Descripción</text:p>
          </table:table-cell>
          <table:table-cell/>
          <table:table-cell table:style-name="ce2" office:value-type="string" calcext:value-type="string" table:number-columns-spanned="2" table:number-rows-spanned="1">
            <text:p>Lista de cosas que hacer</text:p>
          </table:table-cell>
          <table:covered-table-cell/>
        </table:table-row>
        <table:table-row table:style-name="ro1">
          <table:table-cell/>
          <table:table-cell table:formula="of:=SUM([.C4:.C26])"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miento y redacción de la memoria inicial</text:p>
          </table:table-cell>
          <table:table-cell/>
          <table:table-cell table:style-name="ce3" office:value-type="string" calcext:value-type="string">
            <text:p>1)</text:p>
          </table:table-cell>
          <table:table-cell office:value-type="string" calcext:value-type="string">
            <text:p>Buscar sobre algoritmos de factorización RSA para ver si es vulnerable contra el algoritmo de factorización previsto.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primer algoritmo</text:p>
          </table:table-cell>
          <table:table-cell/>
          <table:table-cell table:style-name="ce3" office:value-type="string" calcext:value-type="string">
            <text:p>2)</text:p>
          </table:table-cell>
          <table:table-cell office:value-type="string" calcext:value-type="string">
            <text:p>Fabricar un algoritmo inocente para factorizar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algoritmo para números grandes</text:p>
          </table:table-cell>
          <table:table-cell/>
          <table:table-cell table:style-name="ce3" office:value-type="string" calcext:value-type="string">
            <text:p>3)</text:p>
          </table:table-cell>
          <table:table-cell office:value-type="string" calcext:value-type="string">
            <text:p>Medir tiempos en benchmarks de 16, 32, 48, 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dacción del algoritmo para números grandes versión iterativa</text:p>
          </table:table-cell>
          <table:table-cell/>
          <table:table-cell table:style-name="ce3" office:value-type="string" calcext:value-type="string">
            <text:p>4)</text:p>
          </table:table-cell>
          <table:table-cell office:value-type="string" calcext:value-type="string">
            <text:p>Configurar git para funcionar con clave publica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dacción del apartado de algoritmos e inclusión de anex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perimentación con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redacción de la demostración de la cota superior de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generación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instalación de CUDA así como de la librería de números grandes para gráf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los benchmarks 64_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benchmarks para 16, 32, 48, 64 bits en tres algoritmos distint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nanosegundos y calculo de media y desviación típica de hamming vs imp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investigación de métodos para factorizar en caso E(pq) = E(p)E(q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" calcext:value-type="float">
            <text:p>5,5</text:p>
          </table:table-cell>
          <table:table-cell office:value-type="string" calcext:value-type="string">
            <text:p>implementación de un algoritmo para factorizar en Sage y pasada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pasado a limpio del algoritmo en S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mplementación del algoritmo para factorizar en caso de que E(pq) = E(p)E(q) –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mprobación de la distribución de carry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eneralización del algoritmo al caso E(pq) = E(p)E(q) – 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creación de una librería para operar con polinomios en Z2[x] arbitrariamente grandes, “eficiente”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g fixing de la librería en Z2[x] (moraleja, cuidado con la promoción de tipos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erminado algoritmo de factorización para el caso E(pq) = E(p)E(q) en C++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ñadida librería de cálculo de rendimiento basada en una aproximación de stack overflo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ñadido ataque de n deacarreos además de una búsqueda a ciegas, (sin conocer grado target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02:07:46.54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21:21:38.714000000</meta:creation-date>
    <dc:date>2024-03-26T02:08:59.651000000</dc:date>
    <meta:editing-duration>PT21M52S</meta:editing-duration>
    <meta:editing-cycles>12</meta:editing-cycles>
    <meta:generator>LibreOffice/7.3.2.2$Windows_X86_64 LibreOffice_project/49f2b1bff42cfccbd8f788c8dc32c1c309559be0</meta:generator>
    <meta:document-statistic meta:table-count="1" meta:cell-count="59" meta:object-count="0"/>
  </office:meta>
</office:document-meta>
</file>